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weight="normal"/>
    </style:style>
    <style:style style:name="P5" style:family="paragraph" style:parent-style-name="Standard">
      <style:paragraph-properties fo:margin-left="0cm" fo:margin-right="-1.72cm" fo:text-indent="0cm" style:auto-text-indent="false"/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3pt" fo:font-weight="bold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0.767cm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767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3pt" fo:font-weight="bold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paragraph-properties fo:margin-left="3.175cm" fo:margin-right="-0.344cm" fo:text-align="start" style:justify-single-word="false" fo:text-indent="-0.635cm" style:auto-text-indent="fals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margin-left="1.905cm" fo:margin-right="0cm" fo:text-indent="-0.635cm" style:auto-text-indent="false">
        <style:tab-stops/>
      </style:paragraph-properties>
      <style:text-properties fo:font-size="13pt" fo:font-weight="bold" style:font-size-asian="11.3500003814697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DEFINITION :</text:p>
      <text:p text:style-name="P1"/>
      <text:p text:style-name="P4"><text:span text:style-name="T9">To write a program for webpage links Extractor in python using Beautiful Soup and urllib2 libraries.<text:line-break/><text:line-break/></text:span><text:span text:style-name="T1">SOLUTION <text:s/>:</text:span></text:p>
      <text:p text:style-name="P2"/>
      <text:p text:style-name="P8"><text:span text:style-name="T3"><text:tab/> <text:s text:c="5"/></text:span><text:span text:style-name="T2">1.Assumptions: </text:span><text:span text:style-name="T4">Assuming that the searching time for 'm' links in 'n' tags in Beautiful <text:tab/><text:tab/><text:tab/><text:tab/><text:tab/>Soup is O(n) .</text:span></text:p>
      <text:p text:style-name="P8"><text:span text:style-name="T7"><text:s text:c="18"/></text:span><text:span text:style-name="T2">2.Algorithm : </text:span><text:span text:style-name="T5">The Algorithm involves following steps -</text:span></text:p>
      <text:list xml:id="list278868278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  <text:p text:style-name="P10"><text:span text:style-name="T6">(i) <text:s/></text:span><text:span text:style-name="T5">The webpage is first downloaded using urllib2 library and stored in a <text:tab/>temporary file.</text:span></text:p>
                      <text:p text:style-name="P16"><text:span text:style-name="T6">(ii)</text:span><text:span text:style-name="T5"> <text:s text:c="2"/>The source code for the webpage is now checked for the links present in it.<text:line-break/></text:span><text:span text:style-name="T6">(iii) <text:s/></text:span><text:span text:style-name="T5">Now the url's obtained are checked whether they are absolute or relative. <text:s text:c="42"/></text:span></text:p>
                      <text:p text:style-name="P11"><text:span text:style-name="T6">(iv) <text:s/></text:span><text:span text:style-name="T5">The absolute ones are converted to string and stored in the file as it is <text:tab/><text:tab/><text:tab/>whereas the relative <text:s/>url's <text:s/>are merged with the base url and then <text:tab/><text:tab/><text:tab/><text:tab/>converted to string to be stored in the output file “all_links.txt “ .</text:span></text:p>
                      <text:p text:style-name="P13"><text:s/></text:p>
                    </text:list-header>
                  </text:list>
                  <text:p text:style-name="P17">3.Code :</text:p>
                </text:list-item>
              </text:list>
            </text:list-item>
          </text:list>
        </text:list-item>
      </text:list>
      <text:p text:style-name="P3"/>
      <text:p text:style-name="P3"><text:tab/><text:tab/><text:tab/>import sys </text:p>
      <text:p text:style-name="P3"><text:tab/><text:tab/><text:tab/>import re </text:p>
      <text:p text:style-name="P3"><text:tab/><text:tab/><text:tab/>import urllib2 </text:p>
      <text:p text:style-name="P3"><text:tab/><text:tab/><text:tab/>from BeautifulSoup import BeautifulSoup, SoupStrainer </text:p>
      <text:p text:style-name="P3"><text:tab/><text:tab/><text:tab/>from urlparse import urljoin </text:p>
      <text:p text:style-name="P3"><text:tab/><text:tab/><text:tab/>from urlparse import urlparse </text:p>
      <text:p text:style-name="P3"/>
      <text:p text:style-name="P3"><text:tab/><text:tab/><text:tab/>def get_url_content(site_url): </text:p>
      <text:p text:style-name="P3"><text:tab/><text:tab/><text:tab/><text:tab/>rt="" </text:p>
      <text:p text:style-name="P3"><text:tab/><text:tab/><text:tab/><text:tab/>try: </text:p>
      <text:p text:style-name="P3"><text:tab/><text:tab/><text:tab/><text:tab/><text:tab/>request = urllib2.Request(site_url) </text:p>
      <text:p text:style-name="P3"><text:tab/><text:tab/><text:tab/><text:tab/><text:tab/>f=urllib2.urlopen(request) </text:p>
      <text:p text:style-name="P3"><text:tab/><text:tab/><text:tab/><text:tab/><text:tab/>content=f.read() </text:p>
      <text:p text:style-name="P3"><text:tab/><text:tab/><text:tab/><text:tab/><text:tab/>f.close() </text:p>
      <text:p text:style-name="P3"><text:tab/><text:tab/><text:tab/><text:tab/>except urllib2.HTTPError, error: </text:p>
      <text:p text:style-name="P3"><text:tab/><text:tab/><text:tab/><text:tab/><text:tab/>content=str(error.read()) </text:p>
      <text:p text:style-name="P3"><text:tab/><text:tab/><text:tab/><text:tab/>return content </text:p>
      <text:p text:style-name="P3"/>
      <text:p text:style-name="P3"><text:s/></text:p>
      <text:p text:style-name="P3"><text:tab/><text:tab/><text:tab/>def get_all_links(site_url): </text:p>
      <text:p text:style-name="P3"><text:tab/><text:tab/><text:tab/><text:tab/>new_string="" </text:p>
      <text:p text:style-name="P3"><text:tab/><text:tab/><text:tab/><text:tab/>for link in BeautifulSoup(get_url_content(site_url), <text:tab/><text:tab/><text:tab/><text:tab/><text:tab/>parseOnlyThese=SoupStrainer('a')): </text:p>
      <text:p text:style-name="P3"><text:tab/><text:tab/><text:tab/><text:tab/><text:tab/>if link.has_key('href'): </text:p>
      <text:p text:style-name="P3"><text:tab/><text:tab/><text:tab/><text:tab/><text:tab/><text:tab/>if link['href'].startswith("javascript:"): </text:p>
      <text:p text:style-name="P3"><text:tab/><text:tab/><text:tab/><text:tab/><text:tab/><text:tab/><text:tab/>continue </text:p>
      <text:p text:style-name="P3"><text:tab/><text:tab/><text:tab/><text:tab/><text:tab/><text:tab/>if link['href'].startswith("http"): </text:p>
      <text:p text:style-name="P5"><text:tab/><text:tab/><text:tab/><text:tab/><text:tab/><text:tab/><text:tab/>new_string = new_string + str(link['href']) + "\n" </text:p>
      <text:p text:style-name="P3"><text:tab/><text:tab/><text:tab/><text:tab/><text:tab/><text:tab/>else: </text:p>
      <text:p text:style-name="P3"><text:tab/><text:tab/><text:tab/><text:tab/><text:tab/><text:tab/><text:tab/>new_string = new_string + <text:tab/><text:tab/><text:tab/><text:tab/><text:tab/><text:tab/><text:tab/><text:tab/><text:tab/>str(urljoin(site_url),link['href'])) + "\n" </text:p>
      <text:p text:style-name="P3"><text:soft-page-break/><text:tab/><text:tab/><text:tab/><text:tab/>return new_string </text:p>
      <text:p text:style-name="P3"/>
      <text:p text:style-name="P3"/>
      <text:p text:style-name="P3"><text:tab/><text:tab/><text:tab/>if __name__ == "__main__": </text:p>
      <text:p text:style-name="P3"><text:tab/><text:tab/><text:tab/>input_url=sys.argv[1] </text:p>
      <text:p text:style-name="P3"><text:tab/><text:tab/><text:tab/>opt_file=sys.argv[2] </text:p>
      <text:p text:style-name="P3"><text:tab/><text:tab/><text:tab/>outdata=open(opt_file,'w+') </text:p>
      <text:p text:style-name="P3"><text:tab/><text:tab/><text:tab/>outdata.write(get_all_links(input_url)) </text:p>
      <text:p text:style-name="P6"><text:tab/><text:tab/><text:tab/>outdata.close() </text:p>
      <text:p text:style-name="P3"/>
      <text:p text:style-name="P3"><text:tab/><text:tab/><text:tab/></text:p>
      <text:list xml:id="list1294519075" text:continue-numbering="true" text:style-name="L1">
        <text:list-item>
          <text:list>
            <text:list-item>
              <text:list>
                <text:list-header>
                  <text:p text:style-name="P9"><text:span text:style-name="T2">4.Complexity Analysis :<text:line-break/><text:tab/></text:span><text:span text:style-name="T5">For 'm' links in 'n' tags in the source code, searching time will be O(n).<text:line-break/><text:tab/> Therefore complexity for the algorithm can be given as,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 text:c="9"/>O( n 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4"/>
                  <text:p text:style-name="P14">5.Execution :</text:p>
                  <text:p text:style-name="P14"/>
                  <text:list>
                    <text:list-item>
                      <text:list>
                        <text:list-header>
                          <text:p text:style-name="P9"><text:span text:style-name="T5">The file is stored as link_extractor.py<text:line-break/><text:line-break/>For executing the link extractor program, <text:line-break/>Go to Terminal and type </text:span><text:span text:style-name="T6">python link_extractor.py </text:span><text:a xlink:type="simple" xlink:href="http://www.espncricinfo.com/magazine/content/story/571049.html"><text:span text:style-name="T6">http://www.espncricinfo.com/magazine/content/story/571049.html</text:span></text:a><text:span text:style-name="T6"> all_links.txt</text:span><text:span text:style-name="T1"><text:line-break/>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"/>
      <text:p text:style-name="P2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2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lit </meta:initial-creator>
    <meta:creation-date>2012-07-02T11:58:50</meta:creation-date>
    <dc:date>2012-07-10T10:40:52</dc:date>
    <dc:creator>lalit </dc:creator>
    <meta:editing-duration>PT5H5M4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49" meta:word-count="263" meta:character-count="2299" meta:non-whitespace-character-count="1784"/>
  </office:meta>
</office:document-meta>
</file>